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1" style:family="table">
      <style:table-properties table:align="margins" fo:keep-with-next="always"/>
    </style:style>
    <style:style style:name="Tabel1.A" style:family="table-column">
      <style:table-column-properties style:rel-column-width="13107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E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Overskrift 1</text:h>
        <text:p text:style-name="Standard">Dette er indholdet af første kapitel. Det er et indtastet brugerbibliotek.<text:line-break/> <text:alphabetical-index-mark text:string-value="Kapitel"/><text:s text:c="2"/><text:user-index-mark text:string-value="Brugerbiblioteks indtastning" text:index-name="User-Defined" text:outline-level="1"/></text:p>
        <text:h text:style-name="P2" text:outline-level="2">Overskrift 1.1</text:h>
        <text:p text:style-name="Standard">Dette er indholdet af kapitel 1.1. Det er indholdsfortegnelsen.<text:line-break/> <text:toc-mark text:string-value="Indtastning" text:outline-level="1"/></text:p>
        <text:h text:style-name="P2" text:outline-level="2">Overskrift 1.2</text:h>
        <text:p text:style-name="Standard">Dette er indholdet af kapitel 1.2. Dette nøgleord er en hoveddel.<text:line-break/> <text:alphabetical-index-mark text:string-value="dette" text:key1="Primary key" text:key2="Secondary key"/><text:s text:c="2"/><text:alphabetical-index-mark text:string-value="Nøgleord"/></text:p>
        <text:p text:style-name="Standard"/>
      </text:section>
      <text:p text:style-name="Standard"/>
      <table:table table:name="Tabel1" table:style-name="Tabel1">
        <table:table-column table:style-name="Tabel1.A" table:number-columns-repeated="5"/>
        <table:table-header-rows>
          <table:table-row>
            <table:table-cell table:style-name="Tabel1.A1" office:value-type="string">
              <text:p text:style-name="Table_20_Heading"/>
            </table:table-cell>
            <table:table-cell table:style-name="Tabel1.A1" office:value-type="string">
              <text:p text:style-name="Table_20_Heading"/>
            </table:table-cell>
            <table:table-cell table:style-name="Tabel1.A1" office:value-type="string">
              <text:p text:style-name="Table_20_Heading"/>
            </table:table-cell>
            <table:table-cell table:style-name="Tabel1.A1" office:value-type="string">
              <text:p text:style-name="Table_20_Heading"/>
            </table:table-cell>
            <table:table-cell table:style-name="Tabel1.E1" office:value-type="string">
              <text:p text:style-name="Table_20_Heading"/>
            </table:table-cell>
          </table:table-row>
        </table:table-header-rows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E2" office:value-type="string">
            <text:p text:style-name="Table_20_Contents"/>
          </table:table-cell>
        </table:table-row>
      </table:table>
      <text:p text:style-name="Table">Tabel <text:sequence text:ref-name="refTable0" text:name="Table" text:formula="ooow:Table+1" style:num-format="1">1</text:sequence>: Dette er tabel 1</text:p>
      <text:p text:style-name="Standard"><draw:frame draw:style-name="fr1" draw:name="Ramme1" text:anchor-type="paragraph" svg:x="5.23cm" svg:y="0.104cm" svg:width="4.958cm" draw:z-index="0"><draw:text-box fo:min-height="2.064cm"><text:p text:style-name="Illustration"><draw:frame draw:style-name="fr2" draw:name="Grafik1" text:anchor-type="paragraph" svg:x="0.016cm" svg:y="0cm" svg:width="2.766cm" svg:height="2.064cm" draw:z-index="1"><draw:image xlink:href="Pictures/2000008400001923000012C2580E2C7B.wmf" xlink:type="simple" xlink:show="embed" xlink:actuate="onLoad"/></draw:frame>Billede <text:sequence text:ref-name="refIllustration0" text:name="Illustration" text:formula="ooow:Illustration+1" style:num-format="1">1</text:sequence>: Dette er billede 1</text:p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Tom Verbeek</dc:creator>
    <dc:date>2002-06-27T17:12:24</dc:date>
    <dc:language>en-US</dc:language>
    <meta:editing-cycles>19</meta:editing-cycles>
    <meta:editing-duration>PT1H25M17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47" meta:character-count="311"/>
  </office:meta>
</office:document-meta>
</file>